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master-page-name="Standard">
      <style:paragraph-properties fo:margin-top="0cm" fo:margin-bottom="0cm"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CB praktycznie umarło, albo przynajmniej jest w stanie śmierci klinicznej. Nowe opowiadania pojawiają się raz na ruski rok, niekoniecznie mają dobrą jakość i, ogólnie rzecz biorąc, wchodzimy już w stan, gdzie nie warto płakać, że się skończyło, tylko cieszyć się, że to nastąpiło (ewentualnie na odwrót, jeśli nie cierpiało się tematu biur adaptacyjnych). Do tego, niestety, nawet w najlepszych dniach tego typu dzieł, niekoniecznie grzeszyły one oryginalnością. Tym bardziej zaskakuje i cieszy pojawienie się takich opowiadań jak „Smak arbuza”.</text:p>
      <text:p text:style-name="P1"/>
      <text:p text:style-name="P1">Equestria <text:s/>przybyła, i okazała się być inna, niż wszyscy oczekiwali. Zamiast znanej krainy rodem z serialu przybywa bowiem świat, który na tyle dobrze wszyscy kojarzą z My Little Pony, by od razu zrozumieć, co się dzieje, ale przy tym na tyle obcy, by móc się nadziać na solidny szok kulturowy. Co więcej, obcy przybysze dość szybko zaoferowali ludzkości eliksiry ponifikacyjne – przede wszystkim dla ludzi ciężko chorych, bo obecność Equestrii na Ziemi nie zagrażała w niczym naszej planecie, przez co nie pojawiła się konieczność masowej ponifikacji. Już samo to jest dość nietypowe, a zatem budzi ciekawość.</text:p>
      <text:p text:style-name="P1"/>
      <text:p text:style-name="P1">Co więcej główna bohaterka opowiadania – młoda dziewczyna z Polski – zostaje nie jednorożcem czy nawet pegazem, ale zebrą… a w przedstawionym świecie gatunki niekoniecznie żyją w idealnej harmonii jak w serialu. Co więcej, nawet niezbyt chce zebrą być, bo padła ofiarą terrorystycznego ataku ponifikacyjnego, przez co trafia do Equestrii oszołomiona, bez niezbędnej wiedzy – i uczy się razem z czytelnikiem.</text:p>
      <text:p text:style-name="P1"/>
      <text:p text:style-name="P1">Niestety, jej charakter tego nie ułatwia. Główna bohaterka jest, mówiąc wprost, edgy. Wredne toto, złośliwe, a do tego regularnie staje naprzeciwko postaci dość karykaturalnych, od stereotypowego „Janusza” głosującego na Korwina i nazywającego swoje dzieci „Vanessa” lub podobnie, po przeciętne wyobrażenie brony’ego po ponifikacji. W takim towarzystwie nie jest trudno pokazywać swój intelekt, ale przez to samo postacie zdają się nie mieć w sobie za dużo życia. Możliwe jednak, że przemawia tu mój negatywny stosunek do self-insertów – a właśnie z czymś takim mamy w tym wypadku do czynienia. </text:p>
      <text:p text:style-name="P1"/>
      <text:p text:style-name="P1">Przedstawione tajemnice – od szczegółów świata po kwestię tego, kto dokonał rozpoczynającego fabułę ataku terrorystycznego – przykuwają uwagę. Choćby przez to zamierzam dalej śledzić to opowiadanie, choć mam przy tym nadzieję, że w postacie zostanie tchnięte nieco więcej charakteru, bo jest tu naprawdę sporo potencjału.</text:p>
      <text:p text:style-name="P1"/>
      <text:p text:style-name="P1"><text:a xlink:type="simple" xlink:href="https://cahandariella.deviantart.com/art/MLP-Cahan-575586444" text:style-name="Internet_20_link" text:visited-style-name="Visited_20_Internet_20_Link"><text:span text:style-name="T1">https://cahandariella.deviantart.com/art/MLP-Cahan-575586444</text:span></text:a> – dałoby się z tego wyciąć i wyrobić top?</text:p>
      <text:p text:style-name="P1"/>
      <text:p text:style-name="P1"><text:a xlink:type="simple" xlink:href="https://moonlight-ki.deviantart.com/art/COM-I-m-already-dead-723414600" text:style-name="Internet_20_link" text:visited-style-name="Visited_20_Internet_20_Link"><text:span text:style-name="T1">https://moonlight-ki.deviantart.com/art/COM-I-m-already-dead-723414600</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3-22T22:31:07.624000000</dc:date>
    <meta:editing-duration>PT29M41S</meta:editing-duration>
    <meta:editing-cycles>1</meta:editing-cycles>
    <meta:document-statistic meta:table-count="0" meta:image-count="0" meta:object-count="0" meta:page-count="1" meta:paragraph-count="7" meta:word-count="372" meta:character-count="2652" meta:non-whitespace-character-count="2276"/>
  </office:meta>
</office:document-meta>
</file>